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IDENTIFICATION DIVISION.</text:p>
      <text:p text:style-name="Standard"><text:s text:c="7"/>PROGRAM-ID. WRITEPDS.</text:p>
      <text:p text:style-name="Standard"><text:s text:c="7"/>ENVIRONMENT DIVISION.</text:p>
      <text:p text:style-name="Standard"><text:s text:c="7"/>INPUT-OUTPUT SECTION.</text:p>
      <text:p text:style-name="Standard"><text:s text:c="7"/>FILE-CONTROL.</text:p>
      <text:p text:style-name="Standard"><text:s text:c="11"/>SELECT ZIPCODES ASSIGN TO 'MY.PDS(MYMEMBER)'</text:p>
      <text:p text:style-name="Standard"><text:s text:c="15"/>ORGANIZATION IS SEQUENTIAL.</text:p>
      <text:p text:style-name="Standard"/>
      <text:p text:style-name="Standard"><text:s text:c="7"/>DATA DIVISION.</text:p>
      <text:p text:style-name="Standard"><text:s text:c="7"/>FILE SECTION.</text:p>
      <text:p text:style-name="Standard"><text:s text:c="7"/>FD <text:s/>ZIPCODES.</text:p>
      <text:p text:style-name="Standard"><text:s text:c="7"/>01 <text:s/>ZIP-RECORD PIC X(80).</text:p>
      <text:p text:style-name="Standard"/>
      <text:p text:style-name="Standard"><text:s text:c="7"/>WORKING-STORAGE SECTION.</text:p>
      <text:p text:style-name="Standard"><text:s text:c="7"/>01 <text:s/>EOF-SWITCH PIC X VALUE 'N'.</text:p>
      <text:p text:style-name="Standard"><text:s text:c="11"/>88 END-OF-FILE VALUE 'Y'.</text:p>
      <text:p text:style-name="Standard"/>
      <text:p text:style-name="Standard"><text:s text:c="7"/>PROCEDURE DIVISION.</text:p>
      <text:p text:style-name="Standard"><text:s text:c="7"/>MAIN-LOGIC.</text:p>
      <text:p text:style-name="Standard"><text:s text:c="11"/>OPEN OUTPUT ZIPCODES.</text:p>
      <text:p text:style-name="Standard"/>
      <text:p text:style-name="Standard"><text:s text:c="11"/>MOVE 'Alaska <text:s text:c="14"/>AK 995nn-999nn' TO ZIP-RECORD</text:p>
      <text:p text:style-name="Standard"><text:s text:c="11"/>WRITE ZIP-RECORD.</text:p>
      <text:p text:style-name="Standard"><text:s text:c="11"/>MOVE 'Alabama <text:s text:c="13"/>AL 350nn-352nn 35400-36999' TO ZIP-RECORD</text:p>
      <text:p text:style-name="Standard"><text:s text:c="11"/>WRITE ZIP-RECORD.</text:p>
      <text:p text:style-name="Standard"><text:s text:c="11"/>MOVE 'Arkansas <text:s text:c="12"/>AR 716nn-729nn' TO ZIP-RECORD</text:p>
      <text:p text:style-name="Standard"><text:s text:c="11"/>WRITE ZIP-RECORD.</text:p>
      <text:p text:style-name="Standard"><text:s text:c="11"/>MOVE 'Arizona <text:s text:c="13"/>AZ 850nn-853nn 855nn-857nn 859nn-850nn 863nn-865nn' TO ZIP-RECORD</text:p>
      <text:p text:style-name="Standard"><text:s text:c="11"/>WRITE ZIP-RECORD.</text:p>
      <text:p text:style-name="Standard"><text:s text:c="11"/>MOVE 'California <text:s text:c="10"/>CA 900nn-908nn 910nn-928nn 930nn-961nn' TO ZIP-RECORD</text:p>
      <text:p text:style-name="Standard"><text:s text:c="11"/>WRITE ZIP-RECORD.</text:p>
      <text:p text:style-name="Standard"><text:s text:c="11"/>MOVE 'Colorado <text:s text:c="12"/>CO 800nn-816nn' TO ZIP-RECORD</text:p>
      <text:p text:style-name="Standard"><text:s text:c="11"/>WRITE ZIP-RECORD.</text:p>
      <text:p text:style-name="Standard"><text:s text:c="11"/>MOVE 'Connecticut <text:s text:c="9"/>CT 060nn-06389 06391-069nn' TO ZIP-RECORD</text:p>
      <text:p text:style-name="Standard"><text:s text:c="11"/>WRITE ZIP-RECORD.</text:p>
      <text:p text:style-name="Standard"><text:s text:c="11"/>MOVE 'District of Columbia DC 200nn-200nn 202nn-205nn 569nn-569nn' TO ZIP-RECORD</text:p>
      <text:p text:style-name="Standard"><text:s text:c="11"/>WRITE ZIP-RECORD.</text:p>
      <text:p text:style-name="Standard"><text:s text:c="11"/>MOVE 'Delaware <text:s text:c="12"/>DE 197nn-199nn' TO ZIP-RECORD</text:p>
      <text:p text:style-name="Standard"><text:s text:c="11"/>WRITE ZIP-RECORD.</text:p>
      <text:p text:style-name="Standard"><text:s text:c="11"/>MOVE 'Florida <text:s text:c="13"/>FL 320nn-339nn 341nn-341nn 342nn-342nn 344nn-344nn' TO ZIP-RECORD</text:p>
      <text:p text:style-name="Standard"><text:s text:c="11"/>WRITE ZIP-RECORD.</text:p>
      <text:p text:style-name="Standard"><text:s text:c="11"/>MOVE 'Georgia <text:s text:c="13"/>GA 300nn-319nn 398nn-399nn' TO ZIP-RECORD</text:p>
      <text:p text:style-name="Standard"><text:s text:c="11"/>WRITE ZIP-RECORD.</text:p>
      <text:p text:style-name="Standard"><text:s text:c="11"/>MOVE 'Hawaii <text:s text:c="14"/>HI 967nn-967nn 968nn-968nn' TO ZIP-RECORD</text:p>
      <text:p text:style-name="Standard"><text:s text:c="11"/>WRITE ZIP-RECORD.</text:p>
      <text:p text:style-name="Standard"><text:s text:c="11"/>MOVE 'Iowa <text:s text:c="16"/>IA 500nn-516nn 520nn-528nn' TO ZIP-RECORD</text:p>
      <text:p text:style-name="Standard"><text:s text:c="11"/>WRITE ZIP-RECORD.</text:p>
      <text:p text:style-name="Standard"><text:s text:c="11"/>MOVE 'Idaho <text:s text:c="15"/>ID 832nn-838nn' TO ZIP-RECORD</text:p>
      <text:p text:style-name="Standard"><text:s text:c="11"/>WRITE ZIP-RECORD.</text:p>
      <text:p text:style-name="Standard"><text:soft-page-break/><text:s text:c="11"/>MOVE 'Illinois <text:s text:c="12"/>IL 600nn-620nn 622nn-629nn' TO ZIP-RECORD</text:p>
      <text:p text:style-name="Standard"><text:s text:c="11"/>WRITE ZIP-RECORD.</text:p>
      <text:p text:style-name="Standard"><text:s text:c="11"/>MOVE 'Indiana <text:s text:c="13"/>IN 460nn-479nn' TO ZIP-RECORD</text:p>
      <text:p text:style-name="Standard"><text:s text:c="11"/>WRITE ZIP-RECORD.</text:p>
      <text:p text:style-name="Standard"><text:s text:c="11"/>MOVE 'Kansas <text:s text:c="14"/>KS 660nn-662nn 664nn-679nn' TO ZIP-RECORD</text:p>
      <text:p text:style-name="Standard"><text:s text:c="11"/>WRITE ZIP-RECORD.</text:p>
      <text:p text:style-name="Standard"><text:s text:c="11"/>MOVE 'Kentucky <text:s text:c="12"/>KY 400nn-427nn' TO ZIP-RECORD</text:p>
      <text:p text:style-name="Standard"><text:s text:c="11"/>WRITE ZIP-RECORD.</text:p>
      <text:p text:style-name="Standard"><text:s text:c="11"/>MOVE 'Louisiana <text:s text:c="11"/>LA 700nn-701nn 703nn-708nn 710nn-714nn' TO ZIP-RECORD</text:p>
      <text:p text:style-name="Standard"><text:s text:c="11"/>WRITE ZIP-RECORD.</text:p>
      <text:p text:style-name="Standard"><text:s text:c="11"/>MOVE 'Massachusetts <text:s text:c="7"/>MA 010nn-027nn 055nn' TO ZIP-RECORD</text:p>
      <text:p text:style-name="Standard"><text:s text:c="11"/>WRITE ZIP-RECORD.</text:p>
      <text:p text:style-name="Standard"><text:s text:c="11"/>MOVE 'Maryland <text:s text:c="12"/>MD 206nn-212nn 214nn-219nn' TO ZIP-RECORD</text:p>
      <text:p text:style-name="Standard"><text:s text:c="11"/>WRITE ZIP-RECORD.</text:p>
      <text:p text:style-name="Standard"><text:s text:c="11"/>MOVE 'Maine <text:s text:c="15"/>ME 039nn-049nn' TO ZIP-RECORD</text:p>
      <text:p text:style-name="Standard"><text:s text:c="11"/>WRITE ZIP-RECORD.</text:p>
      <text:p text:style-name="Standard"><text:s text:c="11"/>MOVE 'Michigan <text:s text:c="12"/>MI 480nn-499nn' TO ZIP-RECORD</text:p>
      <text:p text:style-name="Standard"><text:s text:c="11"/>WRITE ZIP-RECORD.</text:p>
      <text:p text:style-name="Standard"><text:s text:c="11"/>MOVE 'Minnesota <text:s text:c="11"/>MN 550nn-551nn 553nn-567nn' TO ZIP-RECORD</text:p>
      <text:p text:style-name="Standard"><text:s text:c="11"/>WRITE ZIP-RECORD.</text:p>
      <text:p text:style-name="Standard"><text:s text:c="11"/>MOVE 'Missouri <text:s text:c="12"/>MO 630nn-631nn 633nn-641nn 644nn-658nn' TO ZIP-RECORD</text:p>
      <text:p text:style-name="Standard"><text:s text:c="11"/>WRITE ZIP-RECORD.</text:p>
      <text:p text:style-name="Standard"><text:s text:c="11"/>MOVE 'Mississippi <text:s text:c="9"/>MS 386nn-397nn' TO ZIP-RECORD</text:p>
      <text:p text:style-name="Standard"><text:s text:c="11"/>WRITE ZIP-RECORD.</text:p>
      <text:p text:style-name="Standard"><text:s text:c="11"/>MOVE 'Montana <text:s text:c="13"/>MT 590nn-599nn' TO ZIP-RECORD</text:p>
      <text:p text:style-name="Standard"><text:s text:c="11"/>WRITE ZIP-RECORD.</text:p>
      <text:p text:style-name="Standard"><text:s text:c="11"/>MOVE 'North Carolina <text:s text:c="6"/>NC 270nn-289nn' TO ZIP-RECORD</text:p>
      <text:p text:style-name="Standard"><text:s text:c="11"/>WRITE ZIP-RECORD.</text:p>
      <text:p text:style-name="Standard"><text:s text:c="11"/>MOVE 'North Dakota <text:s text:c="8"/>ND 580nn-588nn' TO ZIP-RECORD</text:p>
      <text:p text:style-name="Standard"><text:s text:c="11"/>WRITE ZIP-RECORD.</text:p>
      <text:p text:style-name="Standard"><text:s text:c="11"/>MOVE 'Nebraska <text:s text:c="12"/>NE 680nn-681nn 683nn-693nn' TO ZIP-RECORD</text:p>
      <text:p text:style-name="Standard"><text:s text:c="11"/>WRITE ZIP-RECORD.</text:p>
      <text:p text:style-name="Standard"><text:s text:c="11"/>MOVE 'New Hampshire <text:s text:c="7"/>NH 030nn-038nn' TO ZIP-RECORD</text:p>
      <text:p text:style-name="Standard"><text:s text:c="11"/>WRITE ZIP-RECORD.</text:p>
      <text:p text:style-name="Standard"><text:s text:c="11"/>MOVE 'New Jersey <text:s text:c="10"/>NJ 070nn-089nn' TO ZIP-RECORD</text:p>
      <text:p text:style-name="Standard"><text:s text:c="11"/>WRITE ZIP-RECORD.</text:p>
      <text:p text:style-name="Standard"><text:s text:c="11"/>MOVE 'New Mexico <text:s text:c="10"/>NM 870nn-871nn 873nn-875nn 877nn-884nn' TO ZIP-RECORD</text:p>
      <text:p text:style-name="Standard"><text:s text:c="11"/>WRITE ZIP-RECORD.</text:p>
      <text:p text:style-name="Standard"><text:s text:c="11"/>MOVE 'Nevada <text:s text:c="14"/>NV 889nn-891nn 893nn-895nn 897nn-898nn' TO ZIP-RECORD</text:p>
      <text:p text:style-name="Standard"><text:s text:c="11"/>WRITE ZIP-RECORD.</text:p>
      <text:p text:style-name="Standard"><text:s text:c="11"/>MOVE 'New York <text:s text:c="12"/>NY 005nn-005nn 063nn-063nn 100nn-149nn' TO ZIP-RECORD</text:p>
      <text:p text:style-name="Standard"><text:s text:c="11"/>WRITE ZIP-RECORD.</text:p>
      <text:p text:style-name="Standard"><text:s text:c="11"/>MOVE 'Ohio <text:s text:c="16"/>OH 430nn-459nn' TO ZIP-RECORD</text:p>
      <text:p text:style-name="Standard"><text:s text:c="11"/>WRITE ZIP-RECORD.</text:p>
      <text:p text:style-name="Standard"><text:s text:c="11"/>MOVE 'Oklahoma <text:s text:c="12"/>OK 730nn-731nn 734nn-741nn 743nn-749nn' TO ZIP-RECORD</text:p>
      <text:p text:style-name="Standard"><text:s text:c="11"/>WRITE ZIP-RECORD.</text:p>
      <text:p text:style-name="Standard"><text:s text:c="11"/>MOVE 'Oregon <text:s text:c="14"/>OR 970nn-979nn' TO ZIP-RECORD</text:p>
      <text:p text:style-name="Standard"><text:s text:c="11"/>WRITE ZIP-RECORD.</text:p>
      <text:p text:style-name="Standard"><text:s text:c="11"/>MOVE 'Pennsylvania <text:s text:c="8"/>PA 150nn-196nn' TO ZIP-RECORD</text:p>
      <text:p text:style-name="Standard"><text:s text:c="11"/>WRITE ZIP-RECORD.</text:p>
      <text:p text:style-name="Standard"><text:s text:c="11"/>MOVE 'Rhode Island <text:s text:c="8"/>RI 028nn-028nn 029nn-029nn' TO ZIP-RECORD</text:p>
      <text:p text:style-name="Standard"><text:soft-page-break/><text:s text:c="11"/>WRITE ZIP-RECORD.</text:p>
      <text:p text:style-name="Standard"><text:s text:c="11"/>MOVE 'South Carolina <text:s text:c="6"/>SC 290nn-299nn' TO ZIP-RECORD</text:p>
      <text:p text:style-name="Standard"><text:s text:c="11"/>WRITE ZIP-RECORD.</text:p>
      <text:p text:style-name="Standard"><text:s text:c="11"/>MOVE 'South Dakota <text:s text:c="8"/>SD 570nn-577nn' TO ZIP-RECORD</text:p>
      <text:p text:style-name="Standard"><text:s text:c="11"/>WRITE ZIP-RECORD.</text:p>
      <text:p text:style-name="Standard"><text:s text:c="11"/>MOVE 'Tennessee <text:s text:c="11"/>TN 370nn-385nn' TO ZIP-RECORD</text:p>
      <text:p text:style-name="Standard"><text:s text:c="11"/>WRITE ZIP-RECORD.</text:p>
      <text:p text:style-name="Standard"><text:s text:c="11"/>MOVE 'Texas <text:s text:c="15"/>TX 733nn-733nn 750nn-770nn 772nn-799nn' TO ZIP-RECORD</text:p>
      <text:p text:style-name="Standard"><text:s text:c="11"/>WRITE ZIP-RECORD.</text:p>
      <text:p text:style-name="Standard"><text:s text:c="11"/>MOVE 'Utah <text:s text:c="16"/>UT 840nn-847nn' TO ZIP-RECORD</text:p>
      <text:p text:style-name="Standard"><text:s text:c="11"/>WRITE ZIP-RECORD.</text:p>
      <text:p text:style-name="Standard"><text:s text:c="11"/>MOVE 'Virginia <text:s text:c="12"/>VA 201nn-201nn 220nn-246nn' TO ZIP-RECORD</text:p>
      <text:p text:style-name="Standard"><text:s text:c="11"/>WRITE ZIP-RECORD.</text:p>
      <text:p text:style-name="Standard"><text:s text:c="11"/>MOVE 'Vermont <text:s text:c="13"/>VT 050nn-054nn 056nn-059nn' TO ZIP-RECORD</text:p>
      <text:p text:style-name="Standard"><text:s text:c="11"/>WRITE ZIP-RECORD.</text:p>
      <text:p text:style-name="Standard"><text:s text:c="11"/>MOVE 'Washington <text:s text:c="10"/>WA 980nn-986nn 988nn-994nn' TO ZIP-RECORD</text:p>
      <text:p text:style-name="Standard"><text:s text:c="11"/>WRITE ZIP-RECORD.</text:p>
      <text:p text:style-name="Standard"><text:s text:c="11"/>MOVE 'Wisconsin <text:s text:c="11"/>WI 530nn-532nn 534nn-535nn 537nn-549nn' TO ZIP-RECORD</text:p>
      <text:p text:style-name="Standard"><text:s text:c="11"/>WRITE ZIP-RECORD.</text:p>
      <text:p text:style-name="Standard"><text:s text:c="11"/>MOVE 'West Virginia <text:s text:c="7"/>WV 247nn-268nn' TO ZIP-RECORD</text:p>
      <text:p text:style-name="Standard"><text:s text:c="11"/>WRITE ZIP-RECORD.</text:p>
      <text:p text:style-name="Standard"><text:s text:c="11"/>MOVE 'Wyoming <text:s text:c="13"/>WY 820nn-831nn' TO ZIP-RECORD</text:p>
      <text:p text:style-name="Standard"><text:s text:c="11"/>WRITE ZIP-RECORD.</text:p>
      <text:p text:style-name="Standard"/>
      <text:p text:style-name="Standard"><text:s text:c="11"/>CLOSE ZIPCODES.</text:p>
      <text:p text:style-name="Standard"><text:s text:c="11"/>STOP RU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7:36:00.133290935</meta:creation-date>
    <dc:date>2025-03-20T17:36:06.641502245</dc:date>
    <meta:editing-duration>PT7S</meta:editing-duration>
    <meta:editing-cycles>1</meta:editing-cycles>
    <meta:document-statistic meta:table-count="0" meta:image-count="0" meta:object-count="0" meta:page-count="3" meta:paragraph-count="121" meta:word-count="510" meta:character-count="5883" meta:non-whitespace-character-count="3630"/>
    <meta:generator>LibreOffice/24.2.7.2$Linux_X86_64 LibreOffice_project/420$Build-2</meta:generator>
  </office:meta>
</office:document-meta>
</file>